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2" style:family="graphic" style:parent-style-name="standard">
      <style:graphic-properties draw:stroke="dash" draw:stroke-dash="Fine_20_Dashed" svg:stroke-width="0.051cm" svg:stroke-color="#820f71" draw:marker-start-width="0.355cm" draw:marker-end-width="0.355cm" draw:fill="none" draw:fill-color="#ffffff" draw:auto-grow-height="true" draw:auto-grow-width="false" fo:max-height="0cm" fo:min-height="1.537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02cm" svg:stroke-color="#820f71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dash" draw:stroke-dash="Fine_20_Dashed" svg:stroke-width="0.051cm" svg:stroke-color="#ccbe00" draw:marker-start-width="0.355cm" draw:marker-end-width="0.355cm" draw:fill="none" draw:fill-color="#ffffff" draw:auto-grow-height="true" draw:auto-grow-width="false" fo:max-height="0cm" fo:min-height="1.499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02cm" svg:stroke-color="#ccbe00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ffffff"/>
      <style:text-properties style:font-name="Courier New"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2" style:family="text">
      <style:text-properties style:font-name="Courier New" fo:font-size="12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style:font-name="Liberation Sans1" fo:font-size="12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828cm" svg:height="1.207cm" svg:x="0.008cm" svg:y="1.883cm">
          <draw:text-box>
            <text:p><text:span text:style-name="T1">MAF:</text:span><text:span text:style-name="T2">0.05</text:span></text:p>
            <text:p><text:span text:style-name="T1">MAC:</text:span><text:span text:style-name="T2">10</text:span></text:p>
          </draw:text-box>
        </draw:frame>
        <draw:frame draw:style-name="gr2" draw:text-style-name="P3" draw:layer="layout" svg:width="16.002cm" svg:height="1.837cm" svg:x="4.526cm" svg:y="0.411cm">
          <draw:text-box>
            <text:p text:style-name="P2"><text:span text:style-name="T3">This is the minor allele frequency value to make the determination if a variant is considered common or rare. <text:s/>By setting it to 0.05 (recommended), common variants are defined as &gt; 5% and rare is defined as </text:span><text:span text:style-name="T4">≤0.05.</text:span></text:p>
          </draw:text-box>
        </draw:frame>
        <draw:line draw:style-name="gr3" draw:text-style-name="P4" draw:layer="layout" svg:x1="4.572cm" svg:y1="1.348cm" svg:x2="2.502cm" svg:y2="2.11cm">
          <text:p/>
        </draw:line>
        <draw:frame draw:style-name="gr4" draw:text-style-name="P3" draw:layer="layout" svg:width="16.002cm" svg:height="1.799cm" svg:x="1.016cm" svg:y="3.812cm">
          <draw:text-box>
            <text:p text:style-name="P2"><text:span text:style-name="T3">This is the minor allele count. <text:s/>Any snps will be filtered out of the final cleaned GWAS results if a variant is supported by less than 10 allele counts. This is typically the GWAS standard.</text:span></text:p>
          </draw:text-box>
        </draw:frame>
        <draw:line draw:style-name="gr5" draw:text-style-name="P4" draw:layer="layout" svg:x1="6.638cm" svg:y1="3.812cm" svg:x2="2.012cm" svg:y2="2.794cm">
          <text:p/>
        </draw:lin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59cm" fo:page-height="6.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732cm" svg:x="1cm" svg:y="4.554cm"/>
      <draw:page-thumbnail draw:layer="backgroundobjects" svg:width="9.294cm" svg:height="2.732cm" svg:x="1cm" svg:y="12.602cm"/>
      <draw:page-thumbnail draw:layer="backgroundobjects" svg:width="9.294cm" svg:height="2.732cm" svg:x="1cm" svg:y="20.65cm"/>
      <draw:page-thumbnail draw:layer="backgroundobjects" svg:width="9.294cm" svg:height="2.732cm" svg:x="11.295cm" svg:y="4.554cm"/>
      <draw:page-thumbnail draw:layer="backgroundobjects" svg:width="9.294cm" svg:height="2.732cm" svg:x="11.295cm" svg:y="12.602cm"/>
      <draw:page-thumbnail draw:layer="backgroundobjects" svg:width="9.294cm" svg:height="2.732cm" svg:x="11.295cm" svg:y="20.6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8T20:24:52.145893968</meta:creation-date>
    <dc:date>2021-01-28T21:07:29.494116986</dc:date>
    <meta:editing-duration>PT29M2S</meta:editing-duration>
    <meta:editing-cycles>3</meta:editing-cycles>
    <meta:generator>LibreOffice/6.0.7.3$Linux_X86_64 LibreOffice_project/00m0$Build-3</meta:generator>
    <meta:document-statistic meta:object-count="28"/>
  </office:meta>
</office:document-meta>
</file>